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2042in" fo:margin-left="-0.0167in" table:align="left"/>
    </style:style>
    <style:style style:name="Style.A" style:family="table-column">
      <style:table-column-properties style:column-width="1.75in"/>
    </style:style>
    <style:style style:name="Style.B" style:family="table-column">
      <style:table-column-properties style:column-width="1.7292in"/>
    </style:style>
    <style:style style:name="Style.C" style:family="table-column">
      <style:table-column-properties style:column-width="1.9167in"/>
    </style:style>
    <style:style style:name="Style.D" style:family="table-column">
      <style:table-column-properties style:column-width="1.8083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estCases" style:family="table">
      <style:table-properties style:width="6.9271in" fo:margin-left="0in" table:align="left" style:may-break-between-rows="false"/>
    </style:style>
    <style:style style:name="TestCases.A" style:family="table-column">
      <style:table-column-properties style:column-width="1.4375in"/>
    </style:style>
    <style:style style:name="TestCases.B" style:family="table-column">
      <style:table-column-properties style:column-width="2.0243in"/>
    </style:style>
    <style:style style:name="TestCases.C" style:family="table-column">
      <style:table-column-properties style:column-width="1.7313in"/>
    </style:style>
    <style:style style:name="TestCases.D" style:family="table-column">
      <style:table-column-properties style:column-width="1.734in"/>
    </style:style>
    <style:style style:name="TestCase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estCases.D1" style:family="table-cell">
      <style:table-cell-properties fo:padding="0.0201in" fo:border="0.05pt solid #000000" style:writing-mode="page"/>
    </style:style>
    <style:style style:name="TestCas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estCase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6.9271in" fo:margin-left="0in" table:align="left" style:may-break-between-rows="false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2.0243in"/>
    </style:style>
    <style:style style:name="Table1.C" style:family="table-column">
      <style:table-column-properties style:column-width="1.7313in"/>
    </style:style>
    <style:style style:name="Table1.D" style:family="table-column">
      <style:table-column-properties style:column-width="1.734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1d65df" style:font-size-asian="14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fo:font-size="12pt" officeooo:rsid="00257751" officeooo:paragraph-rsid="00257751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officeooo:rsid="0026f1fc" officeooo:paragraph-rsid="0026f1fc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officeooo:rsid="0026f1fc" officeooo:paragraph-rsid="0026f1fc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officeooo:rsid="00229abe" officeooo:paragraph-rsid="00229abe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officeooo:rsid="00257751" officeooo:paragraph-rsid="00257751"/>
    </style:style>
    <style:style style:name="P14" style:family="paragraph" style:parent-style-name="Table_20_Contents">
      <style:paragraph-properties fo:text-align="start" style:justify-single-word="false"/>
      <style:text-properties officeooo:paragraph-rsid="0026f1fc"/>
    </style:style>
    <style:style style:name="P15" style:family="paragraph" style:parent-style-name="Table_20_Contents">
      <style:paragraph-properties fo:text-align="start" style:justify-single-word="false"/>
      <style:text-properties officeooo:rsid="00239962" officeooo:paragraph-rsid="0026f1fc"/>
    </style:style>
    <style:style style:name="P16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  <style:style style:name="P17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style:font-name="Liberation Sans" fo:font-size="16pt" officeooo:rsid="001bb746" officeooo:paragraph-rsid="001bb74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2e66f7" style:font-size-asian="14pt" style:font-size-complex="16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57751" officeooo:paragraph-rsid="0026f1fc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officeooo:rsid="002c9cd6" officeooo:paragraph-rsid="002c9cd6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12pt" officeooo:rsid="002d10de" officeooo:paragraph-rsid="002d10de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12pt" officeooo:rsid="002d10de" officeooo:paragraph-rsid="002e66f7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12pt" officeooo:rsid="002d10de" officeooo:paragraph-rsid="002d10de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12pt" officeooo:rsid="002e66f7" officeooo:paragraph-rsid="002e66f7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officeooo:rsid="0026f1fc" officeooo:paragraph-rsid="002e66f7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2pt" officeooo:paragraph-rsid="002e66f7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officeooo:rsid="002c9cd6" officeooo:paragraph-rsid="002c9cd6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officeooo:rsid="002d10de" officeooo:paragraph-rsid="002d10de"/>
    </style:style>
    <style:style style:name="P32" style:family="paragraph" style:parent-style-name="Table_20_Contents">
      <style:paragraph-properties fo:text-align="start" style:justify-single-word="false"/>
      <style:text-properties officeooo:paragraph-rsid="00229abe"/>
    </style:style>
    <style:style style:name="P33" style:family="paragraph" style:parent-style-name="Table_20_Contents">
      <style:paragraph-properties fo:text-align="start" style:justify-single-word="false"/>
      <style:text-properties officeooo:paragraph-rsid="00239962"/>
    </style:style>
    <style:style style:name="P34" style:family="paragraph" style:parent-style-name="Table_20_Contents">
      <style:paragraph-properties fo:text-align="start" style:justify-single-word="false"/>
      <style:text-properties officeooo:paragraph-rsid="002e66f7"/>
    </style:style>
    <style:style style:name="P35" style:family="paragraph" style:parent-style-name="Table_20_Contents">
      <style:paragraph-properties fo:text-align="start" style:justify-single-word="false"/>
      <style:text-properties officeooo:paragraph-rsid="002c9cd6"/>
    </style:style>
    <style:style style:name="P36" style:family="paragraph" style:parent-style-name="Table_20_Contents">
      <style:paragraph-properties fo:text-align="start" style:justify-single-word="false"/>
      <style:text-properties fo:font-weight="normal" officeooo:rsid="002d10de" officeooo:paragraph-rsid="002d10de" style:font-weight-asian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weight="normal" officeooo:rsid="002d10de" officeooo:paragraph-rsid="002e66f7" style:font-weight-asian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officeooo:rsid="002e66f7" officeooo:paragraph-rsid="002e66f7"/>
    </style:style>
    <style:style style:name="P39" style:family="paragraph" style:parent-style-name="Table_20_Contents">
      <style:paragraph-properties fo:text-align="start" style:justify-single-word="false"/>
      <style:text-properties officeooo:rsid="00239962" officeooo:paragraph-rsid="00239962"/>
    </style:style>
    <style:style style:name="T1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ans" fo:font-size="12pt" fo:font-weight="bold" officeooo:rsid="00229abe" style:font-size-asian="12pt" style:font-weight-asian="bold" style:font-size-complex="12pt" style:font-weight-complex="bold"/>
    </style:style>
    <style:style style:name="T3" style:family="text">
      <style:text-properties style:font-name="Liberation Sans" fo:font-size="12pt" fo:font-weight="bold" officeooo:rsid="00244d4d" style:font-size-asian="12pt" style:font-weight-asian="bold" style:font-size-complex="12pt" style:font-weight-complex="bold"/>
    </style:style>
    <style:style style:name="T4" style:family="text">
      <style:text-properties style:font-name="Liberation Sans" fo:font-size="12pt" fo:font-weight="bold" officeooo:rsid="0016f69b" style:font-size-asian="12pt" style:font-weight-asian="bold" style:font-size-complex="12pt" style:font-weight-complex="bold"/>
    </style:style>
    <style:style style:name="T5" style:family="text">
      <style:text-properties style:font-name="Liberation Sans" fo:font-size="12pt" fo:font-weight="bold" officeooo:rsid="00239962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229abe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239962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257751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26f1fc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2e66f7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style:font-size-asian="12pt" style:font-size-complex="12pt"/>
    </style:style>
    <style:style style:name="T13" style:family="text">
      <style:text-properties style:font-name="Liberation Sans" fo:font-size="12pt" officeooo:rsid="00229abe" style:font-size-asian="12pt" style:font-size-complex="12pt"/>
    </style:style>
    <style:style style:name="T14" style:family="text">
      <style:text-properties style:font-name="Liberation Sans" fo:font-size="12pt" officeooo:rsid="00257751" style:font-size-asian="12pt" style:font-size-complex="12pt"/>
    </style:style>
    <style:style style:name="T15" style:family="text">
      <style:text-properties style:font-name="Liberation Sans" officeooo:rsid="002c9cd6"/>
    </style:style>
    <style:style style:name="T16" style:family="text">
      <style:text-properties style:font-name="Liberation Sans" officeooo:rsid="00304a09"/>
    </style:style>
    <style:style style:name="T17" style:family="text">
      <style:text-properties officeooo:rsid="002803fd"/>
    </style:style>
    <style:style style:name="T18" style:family="text">
      <style:text-properties officeooo:rsid="002c9cd6"/>
    </style:style>
    <style:style style:name="T19" style:family="text">
      <style:text-properties officeooo:rsid="002e66f7"/>
    </style:style>
    <style:style style:name="T20" style:family="text">
      <style:text-properties officeooo:rsid="00304a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<text:span text:style-name="T18">3</text:span></text:p>
      <text:p text:style-name="P1"/>
      <text:p text:style-name="P3">Style: 20 points</text:p>
      <text:p text:style-name="P3"/>
      <table:table table:name="Style" table:style-name="Style">
        <table:table-column table:style-name="Style.A"/>
        <table:table-column table:style-name="Style.B"/>
        <table:table-column table:style-name="Style.C"/>
        <table:table-column table:style-name="Style.D"/>
        <table:table-row>
          <table:table-cell table:style-name="Style.A1" office:value-type="string">
            <text:p text:style-name="P16">Item</text:p>
          </table:table-cell>
          <table:table-cell table:style-name="Style.A1" office:value-type="string">
            <text:p text:style-name="P16">Notes</text:p>
          </table:table-cell>
          <table:table-cell table:style-name="Style.A1" office:value-type="string">
            <text:p text:style-name="P16">Points Possible</text:p>
          </table:table-cell>
          <table:table-cell table:style-name="Style.D1" office:value-type="string">
            <text:p text:style-name="P16">Points Earned</text:p>
          </table:table-cell>
        </table:table-row>
        <table:table-row>
          <table:table-cell table:style-name="Style.A2" office:value-type="string">
            <text:p text:style-name="P7">Correct file nam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24">1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7">Author name in fil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24">1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7">Date in fil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24">1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12">Consistent indenting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21">2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13">Variable names are meaningful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21">2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13">File <text:span text:style-name="T18">stream</text:span> is closed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21">2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31">3 do...while and 3 while loops used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24">3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35"><text:span text:style-name="T15">User </text:span><text:span text:style-name="T16">is</text:span><text:span text:style-name="T15"> promted with possible responses </text:span>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21">4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30">Variables are the correct typ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21">4</text:p>
          </table:table-cell>
          <table:table-cell table:style-name="Style.D2" office:value-type="string">
            <text:p text:style-name="P6"/>
          </table:table-cell>
        </table:table-row>
      </table:table>
      <text:p text:style-name="P3"/>
      <text:p text:style-name="P3"/>
      <text:p text:style-name="P18">Test Cases: 40 points</text:p>
      <text:p text:style-name="P3"/>
      <table:table table:name="TestCases" table:style-name="TestCases">
        <table:table-column table:style-name="TestCases.A"/>
        <table:table-column table:style-name="TestCases.B"/>
        <table:table-column table:style-name="TestCases.C"/>
        <table:table-column table:style-name="TestCases.D"/>
        <table:table-row>
          <table:table-cell table:style-name="TestCases.A1" office:value-type="string">
            <text:p text:style-name="P17">Input</text:p>
          </table:table-cell>
          <table:table-cell table:style-name="TestCases.A1" office:value-type="string">
            <text:p text:style-name="P17">Expected Output</text:p>
          </table:table-cell>
          <table:table-cell table:style-name="TestCases.A1" office:value-type="string">
            <text:p text:style-name="P16">Points Possible</text:p>
          </table:table-cell>
          <table:table-cell table:style-name="TestCases.D1" office:value-type="string">
            <text:p text:style-name="P16">Points Earned</text:p>
          </table:table-cell>
        </table:table-row>
        <table:table-row>
          <table:table-cell table:style-name="TestCases.A2" office:value-type="string">
            <text:p text:style-name="P22">1</text:p>
            <text:p text:style-name="P22">CS</text:p>
            <text:p text:style-name="P22">1428</text:p>
            <text:p text:style-name="P22">F</text:p>
            <text:p text:style-name="P22">2020</text:p>
            <text:p text:style-name="P22">L</text:p>
            <text:p text:style-name="P22">y</text:p>
          </table:table-cell>
          <table:table-cell table:style-name="TestCases.A2" office:value-type="string">
            <text:p text:style-name="P32"><text:span text:style-name="T3">c</text:span><text:span text:style-name="T2">out:</text:span></text:p>
            <text:p text:style-name="P36"><text:span text:style-name="T13">C</text:span><text:span text:style-name="T12">S-1428, F 2020, L</text:span></text:p>
            <text:p text:style-name="P32"><text:span text:style-name="T4">f</text:span><text:span text:style-name="T2">ile:</text:span></text:p>
            <text:p text:style-name="P36"><text:span text:style-name="T13">C</text:span><text:span text:style-name="T14">S-1428, F 2020, L</text:span></text:p>
          </table:table-cell>
          <table:table-cell table:style-name="TestCases.A2" office:value-type="string">
            <text:p text:style-name="P10">8</text:p>
          </table:table-cell>
          <table:table-cell table:style-name="TestCases.D2" office:value-type="string">
            <text:p text:style-name="P8"/>
          </table:table-cell>
        </table:table-row>
        <table:table-row>
          <table:table-cell table:style-name="TestCases.A2" office:value-type="string">
            <text:p text:style-name="P22">1</text:p>
            <text:p text:style-name="P22">CE</text:p>
            <text:p text:style-name="P22">CS</text:p>
            <text:p text:style-name="P22">1428</text:p>
            <text:p text:style-name="P22">P</text:p>
            <text:p text:style-name="P22">S</text:p>
            <text:p text:style-name="P22">2021</text:p>
            <text:p text:style-name="P22">L</text:p>
            <text:p text:style-name="P22">y</text:p>
          </table:table-cell>
          <table:table-cell table:style-name="TestCases.A2" office:value-type="string">
            <text:p text:style-name="P32"><text:span text:style-name="T3">c</text:span><text:span text:style-name="T2">out:</text:span></text:p>
            <text:p text:style-name="P36"><text:span text:style-name="T13">CS-1428, </text:span><text:span text:style-name="T12">S</text:span><text:span text:style-name="T13"> 202</text:span><text:span text:style-name="T12">1</text:span><text:span text:style-name="T13">, L</text:span></text:p>
            <text:p text:style-name="P32"><text:span text:style-name="T4">f</text:span><text:span text:style-name="T2">ile:</text:span><text:span text:style-name="T7"> </text:span></text:p>
            <text:p text:style-name="P36"><text:span text:style-name="T13">C</text:span><text:span text:style-name="T14">S-1428, F 2020, L</text:span></text:p>
            <text:p text:style-name="P36"><text:span text:style-name="T13">CS-1428, </text:span><text:span text:style-name="T14">S</text:span><text:span text:style-name="T13"> 202</text:span><text:span text:style-name="T14">1</text:span><text:span text:style-name="T13">, L</text:span></text:p>
          </table:table-cell>
          <table:table-cell table:style-name="TestCases.A2" office:value-type="string">
            <text:p text:style-name="P10">8</text:p>
          </table:table-cell>
          <table:table-cell table:style-name="TestCases.D2" office:value-type="string">
            <text:p text:style-name="P8"/>
          </table:table-cell>
        </table:table-row>
        <table:table-row>
          <table:table-cell table:style-name="TestCases.A2" office:value-type="string">
            <text:p text:style-name="P22">2</text:p>
            <text:p text:style-name="P22">ECE</text:p>
            <text:p text:style-name="P22">308</text:p>
            <text:p text:style-name="P22">2308</text:p>
            <text:p text:style-name="P22">S</text:p>
            <text:p text:style-name="P22">2019</text:p>
            <text:p text:style-name="P22">2021</text:p>
            <text:p text:style-name="P22">P</text:p>
            <text:p text:style-name="P22">y</text:p>
            <text:p text:style-name="P22">LANG</text:p>
            <text:p text:style-name="P22">5291</text:p>
            <text:p text:style-name="P22">4291</text:p>
            <text:p text:style-name="P22">F</text:p>
            <text:p text:style-name="P22">2022</text:p>
            <text:p text:style-name="P22">l</text:p>
            <text:p text:style-name="P22">L</text:p>
            <text:p text:style-name="P22">n</text:p>
          </table:table-cell>
          <table:table-cell table:style-name="TestCases.A2" office:value-type="string">
            <text:p text:style-name="P33"><text:span text:style-name="T3">c</text:span><text:span text:style-name="T2">out:</text:span></text:p>
            <text:p text:style-name="P36"><text:span text:style-name="T13">E</text:span><text:span text:style-name="T12">CE-2308, S 2021, P</text:span></text:p>
            <text:p text:style-name="P36"><text:span text:style-name="T12">LANG-4291, F 2022, L</text:span></text:p>
            <text:p text:style-name="P33"><text:span text:style-name="T4">f</text:span><text:span text:style-name="T5">ile</text:span><text:span text:style-name="T8">:</text:span></text:p>
            <text:p text:style-name="P36"><text:span text:style-name="T13">C</text:span><text:span text:style-name="T14">S-1428, F 2020, L</text:span></text:p>
            <text:p text:style-name="P36"><text:span text:style-name="T13">CS-1428, </text:span><text:span text:style-name="T14">S</text:span><text:span text:style-name="T13"> 202</text:span><text:span text:style-name="T14">1</text:span><text:span text:style-name="T13">, L</text:span></text:p>
            <text:p text:style-name="P36"><text:span text:style-name="T13">ECE-2308, S 2021, P</text:span></text:p>
          </table:table-cell>
          <table:table-cell table:style-name="TestCases.A2" office:value-type="string">
            <text:p text:style-name="P10">8</text:p>
          </table:table-cell>
          <table:table-cell table:style-name="TestCases.D2" office:value-type="string">
            <text:p text:style-name="P8"/>
          </table:table-cell>
        </table:table-row>
        <table:table-row>
          <table:table-cell table:style-name="TestCases.A2" office:value-type="string">
            <text:p text:style-name="P22">1</text:p>
            <text:p text:style-name="P22">cs</text:p>
            <text:p text:style-name="P22">CS</text:p>
            <text:p text:style-name="P22">33077</text:p>
            <text:p text:style-name="P22">3307</text:p>
            <text:p text:style-name="P22">s</text:p>
            <text:p text:style-name="P22">S</text:p>
            <text:p text:style-name="P25">2021</text:p>
            <text:p text:style-name="P25">1</text:p>
            <text:p text:style-name="P25">L</text:p>
            <text:p text:style-name="P25">n</text:p>
          </table:table-cell>
          <table:table-cell table:style-name="TestCases.A2" office:value-type="string">
            <text:p text:style-name="P33"><text:span text:style-name="T3">c</text:span><text:span text:style-name="T2">out: </text:span></text:p>
            <text:p text:style-name="P38"><text:span text:style-name="T9">C</text:span><text:span text:style-name="T6">S-3307, S 2021, L</text:span></text:p>
            <text:p text:style-name="P39"><text:span text:style-name="T1">file</text:span><text:span text:style-name="T6">: </text:span></text:p>
            <text:p text:style-name="P37"><text:span text:style-name="T13">C</text:span><text:span text:style-name="T14">S-1428, F 2020, L</text:span></text:p>
            <text:p text:style-name="P37"><text:span text:style-name="T13">CS-1428, </text:span><text:span text:style-name="T14">S</text:span><text:span text:style-name="T13"> 202</text:span><text:span text:style-name="T14">1</text:span><text:span text:style-name="T13">, L</text:span></text:p>
            <text:p text:style-name="P37"><text:span text:style-name="T13">ECE-2308, S 2021, P</text:span></text:p>
          </table:table-cell>
          <table:table-cell table:style-name="TestCases.A2" office:value-type="string">
            <text:p text:style-name="P10">8</text:p>
          </table:table-cell>
          <table:table-cell table:style-name="TestCases.D2" office:value-type="string">
            <text:p text:style-name="P8"/>
          </table:table-cell>
        </table:table-row>
      </table:table>
      <text:p text:style-name="P3"><text:soft-page-break/>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3">1</text:p>
            <text:p text:style-name="P25">LAN</text:p>
            <text:p text:style-name="P25">LANG</text:p>
            <text:p text:style-name="P25">5</text:p>
            <text:p text:style-name="P25">53</text:p>
            <text:p text:style-name="P25">5308</text:p>
            <text:p text:style-name="P25">3508</text:p>
            <text:p text:style-name="P23">F</text:p>
            <text:p text:style-name="P25">0</text:p>
            <text:p text:style-name="P25">23</text:p>
            <text:p text:style-name="P25">2023</text:p>
            <text:p text:style-name="P25">p</text:p>
            <text:p text:style-name="P25">P</text:p>
            <text:p text:style-name="P23">y</text:p>
          </table:table-cell>
          <table:table-cell table:style-name="Table1.A1" office:value-type="string">
            <text:p text:style-name="P34"><text:span text:style-name="T3">c</text:span><text:span text:style-name="T2">out:</text:span></text:p>
            <text:p text:style-name="P34"><text:span text:style-name="T11">LANG-3508, F 2023, P</text:span></text:p>
            <text:p text:style-name="P34"><text:span text:style-name="T4">f</text:span><text:span text:style-name="T2">ile:</text:span></text:p>
            <text:p text:style-name="P37"><text:span text:style-name="T13">C</text:span><text:span text:style-name="T14">S-1428, F 2020, L</text:span></text:p>
            <text:p text:style-name="P37"><text:span text:style-name="T13">CS-1428, </text:span><text:span text:style-name="T14">S</text:span><text:span text:style-name="T13"> 202</text:span><text:span text:style-name="T14">1</text:span><text:span text:style-name="T13">, L</text:span></text:p>
            <text:p text:style-name="P37"><text:span text:style-name="T13">ECE-2308, S 2021, P</text:span></text:p>
            <text:p text:style-name="P34"><text:span text:style-name="T11">LANG</text:span><text:span text:style-name="T7">-3508, F 2023, P</text:span></text:p>
          </table:table-cell>
          <table:table-cell table:style-name="Table1.A1" office:value-type="string">
            <text:p text:style-name="P26">8</text:p>
          </table:table-cell>
          <table:table-cell table:style-name="Table1.D1" office:value-type="string">
            <text:p text:style-name="P27"/>
          </table:table-cell>
        </table:table-row>
      </table:table>
      <text:p text:style-name="P19"/>
      <text:p text:style-name="P4">Total: ____/6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09-21T12:23:30.966327802</dc:date>
    <meta:editing-duration>P1DT5H11M26S</meta:editing-duration>
    <meta:editing-cycles>14</meta:editing-cycles>
    <meta:generator>LibreOffice/6.4.5.2$Linux_X86_64 LibreOffice_project/40$Build-2</meta:generator>
    <meta:document-statistic meta:table-count="3" meta:image-count="0" meta:object-count="0" meta:page-count="3" meta:paragraph-count="125" meta:word-count="225" meta:character-count="939" meta:non-whitespace-character-count="835"/>
  </office:meta>
</office:document-meta>
</file>